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-0.635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margin-left="2.501cm" fo:margin-right="0cm" fo:text-indent="-0.635cm" style:auto-text-indent="false"/>
    </style:style>
    <style:style style:name="P4" style:family="paragraph" style:parent-style-name="Standard" style:list-style-name="L1">
      <style:paragraph-properties fo:margin-left="2.501cm" fo:margin-right="0cm" fo:text-indent="-0.635cm" style:auto-text-indent="false"/>
    </style:style>
    <style:style style:name="P5" style:family="paragraph" style:parent-style-name="Heading_20_1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color="#cccc00"/>
    </style:style>
    <style:style style:name="T2" style:family="text">
      <style:text-properties fo:color="#cccc00" fo:font-style="italic" style:font-style-asian="italic" style:font-style-complex="italic"/>
    </style:style>
    <style:style style:name="T3" style:family="text">
      <style:text-properties style:text-line-through-style="soli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ales of Turnip Man:</text:h>
      <text:h text:style-name="P5" text:outline-level="1">MAP EDITOR</text:h>
      <text:h text:style-name="Heading_20_2" text:outline-level="2"/>
      <text:h text:style-name="Heading_20_2" text:outline-level="2">Features to finish:</text:h>
      <text:list xml:id="list34154676" text:style-name="L1">
        <text:list-item>
          <text:p text:style-name="P2">Finish GUI, pretty it up some and test:</text:p>
        </text:list-item>
      </text:list>
      <text:list xml:id="list34153427" text:style-name="L2">
        <text:list-item>
          <text:p text:style-name="P3">Load Menu; <text:span text:style-name="T3">add a success and failure message</text:span> – <text:span text:style-name="T2">just closes the window ATM</text:span></text:p>
        </text:list-item>
        <text:list-item>
          <text:p text:style-name="P3">Load Menu; <text:span text:style-name="T3">functionality</text:span> - <text:span text:style-name="T2">currently it doe not load, just display</text:span></text:p>
        </text:list-item>
        <text:list-item>
          <text:p text:style-name="P3">Save Menu; <text:span text:style-name="T3">add a success and failure message, and make maps save to individual files instead of to a global file</text:span>. – <text:span text:style-name="T2">just closes the window ATM after saving a single comprehensive folder.</text:span></text:p>
        </text:list-item>
        <text:list-item>
          <text:p text:style-name="P3"><text:span text:style-name="T3">Complete adding support for `backspacing` -</text:span><text:span text:style-name="T1"> </text:span><text:span text:style-name="T2">currently just ignores the key!</text:span></text:p>
        </text:list-item>
      </text:list>
      <text:list xml:id="list36191886" text:continue-list="list34154676" text:style-name="L1">
        <text:list-header>
          <text:p text:style-name="P2"/>
        </text:list-header>
      </text:list>
      <text:p text:style-name="Standard"/>
      <text:h text:style-name="Heading_20_2" text:outline-level="2">Features to start:</text:h>
      <text:list xml:id="list36208502" text:continue-numbering="true" text:style-name="L1">
        <text:list-item>
          <text:p text:style-name="P2">Add support for an image based set of `tiles`</text:p>
        </text:list-item>
        <text:list-item>
          <text:p text:style-name="P2">Make `tiles` Object based, have a pre-made list; don't add customer gfx support.</text:p>
        </text:list-item>
        <text:list-item>
          <text:p text:style-name="P2">Make pre-scripted objects that are place-able. </text:p>
        </text:list-item>
        <text:list-item>
          <text:p text:style-name="P4">Player</text:p>
        </text:list-item>
        <text:list-item>
          <text:p text:style-name="P4">Enemy s</text:p>
        </text:list-item>
        <text:list-item>
          <text:p text:style-name="P4">Special items and power-up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ane Gadsby</meta:initial-creator>
    <meta:creation-date>2009-09-26T18:38:34.39</meta:creation-date>
    <dc:date>2009-09-27T16:09:32.61</dc:date>
    <dc:creator>Shane Gadsby</dc:creator>
    <meta:editing-duration>PT05H28M55S</meta:editing-duration>
    <meta:editing-cycles>10</meta:editing-cycles>
    <meta:generator>OpenOffice.org/3.1$Win32 OpenOffice.org_project/310m11$Build-9399</meta:generator>
    <meta:document-statistic meta:table-count="0" meta:image-count="0" meta:object-count="0" meta:page-count="1" meta:paragraph-count="15" meta:word-count="135" meta:character-count="733"/>
  </office:meta>
</office:document-meta>
</file>